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" svg:font-family="Mono" style:font-pitch="fixed"/>
    <style:font-face style:name="Mono1" svg:font-family="Mono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gradient" draw:fill-gradient-name="Gradient_20_9" draw:textarea-horizontal-align="justify" draw:textarea-vertical-align="middle" draw:auto-grow-height="false" fo:min-height="4.195cm" fo:min-width="5.85cm"/>
    </style:style>
    <style:style style:name="gr2" style:family="graphic" style:parent-style-name="standard">
      <style:graphic-properties svg:stroke-color="#000000" draw:fill="hatch" draw:fill-color="#b2b2b2" draw:fill-hatch-name="Red_20_90_20_Degrees_20_Crossed_20_3" draw:fill-hatch-solid="false" draw:textarea-horizontal-align="justify" draw:textarea-vertical-align="middle" draw:auto-grow-height="false" fo:min-height="4.195cm" fo:min-width="5.8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0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9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431cm"/>
      <style:paragraph-properties style:writing-mode="lr-tb"/>
    </style:style>
    <style:style style:name="gr6" style:family="graphic" style:parent-style-name="standard">
      <style:graphic-properties svg:stroke-color="#000000" draw:fill="solid" draw:fill-color="#ff972f" draw:textarea-horizontal-align="justify" draw:textarea-vertical-align="middle" draw:auto-grow-height="false" fo:min-height="4.195cm" fo:min-width="5.85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color="#000000" draw:fill="gradient" draw:fill-gradient-name="Gradient_20_8" draw:textarea-horizontal-align="justify" draw:textarea-vertical-align="middle" draw:auto-grow-height="false" fo:min-height="4.195cm" fo:min-width="5.85cm"/>
    </style:style>
    <style:style style:name="gr9" style:family="graphic" style:parent-style-name="standard">
      <style:graphic-properties svg:stroke-color="#000000" draw:fill="solid" draw:fill-color="#ff6d6d" draw:textarea-horizontal-align="justify" draw:textarea-vertical-align="middle" draw:auto-grow-height="false" fo:min-height="4.195cm" fo:min-width="5.85cm"/>
    </style:style>
    <style:style style:name="gr10" style:family="graphic" style:parent-style-name="standard">
      <style:graphic-properties svg:stroke-color="#000000" draw:fill="gradient" draw:fill-gradient-name="Gradient_20_7" draw:textarea-horizontal-align="justify" draw:textarea-vertical-align="middle" draw:auto-grow-height="false" fo:min-height="4.195cm" fo:min-width="5.85cm"/>
    </style:style>
    <style:style style:name="gr11" style:family="graphic" style:parent-style-name="standard">
      <style:graphic-properties svg:stroke-color="#000000" draw:fill="solid" draw:fill-color="#8e86ae" draw:textarea-horizontal-align="justify" draw:textarea-vertical-align="middle" draw:auto-grow-height="false" fo:min-height="4.195cm" fo:min-width="5.85cm"/>
    </style:style>
    <style:style style:name="gr12" style:family="graphic" style:parent-style-name="standard">
      <style:graphic-properties svg:stroke-color="#000000" draw:fill="gradient" draw:fill-gradient-name="Gradient_20_6" draw:textarea-horizontal-align="justify" draw:textarea-vertical-align="middle" draw:auto-grow-height="false" fo:min-height="4.195cm" fo:min-width="5.85cm"/>
    </style:style>
    <style:style style:name="gr13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4.195cm" fo:min-width="5.85cm"/>
    </style:style>
    <style:style style:name="gr14" style:family="graphic" style:parent-style-name="standard">
      <style:graphic-properties draw:fill="gradient" draw:fill-gradient-name="Gradient_20_2" draw:textarea-horizontal-align="justify" draw:textarea-vertical-align="middle" draw:auto-grow-height="false" fo:min-height="4.195cm" fo:min-width="5.85cm"/>
    </style:style>
    <style:style style:name="gr15" style:family="graphic" style:parent-style-name="standard">
      <style:graphic-properties svg:stroke-color="#000000" draw:fill="gradient" draw:fill-gradient-name="Gradient_20_5" draw:textarea-horizontal-align="justify" draw:textarea-vertical-align="middle" draw:auto-grow-height="false" fo:min-height="4.195cm" fo:min-width="5.85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</style:style>
    <style:style style:name="gr16" style:family="graphic" style:parent-style-name="standard">
      <style:graphic-properties svg:stroke-color="#000000" draw:fill="solid" draw:fill-color="#81aca6" draw:textarea-horizontal-align="justify" draw:textarea-vertical-align="middle" draw:auto-grow-height="false" fo:min-height="4.195cm" fo:min-width="5.85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gradient" draw:fill-gradient-name="Gradient_20_9"/>
      <style:paragraph-properties fo:text-align="center"/>
    </style:style>
    <style:style style:name="P2" style:family="paragraph">
      <loext:graphic-properties draw:fill="hatch" draw:fill-color="#b2b2b2" draw:fill-hatch-name="Red_20_90_20_Degrees_20_Crossed_20_3" draw:fill-hatch-solid="fals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Mono"/>
    </style:style>
    <style:style style:name="P4" style:family="paragraph">
      <loext:graphic-properties draw:fill="solid" draw:fill-color="#ff972f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gradient" draw:fill-gradient-name="Gradient_20_8"/>
      <style:paragraph-properties fo:text-align="center"/>
    </style:style>
    <style:style style:name="P7" style:family="paragraph">
      <loext:graphic-properties draw:fill="solid" draw:fill-color="#ff6d6d"/>
      <style:paragraph-properties fo:text-align="center"/>
    </style:style>
    <style:style style:name="P8" style:family="paragraph">
      <loext:graphic-properties draw:fill="gradient" draw:fill-gradient-name="Gradient_20_7"/>
      <style:paragraph-properties fo:text-align="center"/>
    </style:style>
    <style:style style:name="P9" style:family="paragraph">
      <loext:graphic-properties draw:fill="solid" draw:fill-color="#8e86ae"/>
      <style:paragraph-properties fo:text-align="center"/>
    </style:style>
    <style:style style:name="P10" style:family="paragraph">
      <loext:graphic-properties draw:fill="gradient" draw:fill-gradient-name="Gradient_20_6"/>
      <style:paragraph-properties fo:text-align="center"/>
    </style:style>
    <style:style style:name="P11" style:family="paragraph">
      <loext:graphic-properties draw:fill="solid" draw:fill-color="#729fcf"/>
      <style:paragraph-properties fo:text-align="center"/>
    </style:style>
    <style:style style:name="P12" style:family="paragraph">
      <loext:graphic-properties draw:fill="gradient" draw:fill-gradient-name="Gradient_20_2"/>
      <style:paragraph-properties fo:text-align="center"/>
    </style:style>
    <style:style style:name="P13" style:family="paragraph">
      <loext:graphic-properties draw:fill="gradient" draw:fill-gradient-name="Gradient_20_5"/>
      <style:paragraph-properties fo:text-align="center"/>
    </style:style>
    <style:style style:name="P14" style:family="paragraph">
      <loext:graphic-properties draw:fill="solid" draw:fill-color="#81aca6"/>
      <style:paragraph-properties fo:text-align="center"/>
    </style:style>
    <style:style style:name="T1" style:family="text">
      <style:text-properties style:font-name="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35cm" svg:height="4.445cm" svg:x="2.54cm" svg:y="7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2.575cm" svg:y="7.6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503cm" svg:height="0.988cm" svg:x="2.41cm" svg:y="12.935cm">
          <draw:text-box>
            <text:p><text:span text:style-name="T1">compute_connect</text:span><text:span text:style-name="T1">ome.h5</text:span></text:p>
          </draw:text-box>
        </draw:frame>
        <draw:frame draw:style-name="gr4" draw:text-style-name="P3" draw:layer="layout" svg:width="5.455cm" svg:height="0.988cm" svg:x="3.992cm" svg:y="3.457cm">
          <draw:text-box>
            <text:p><text:span text:style-name="T1">264 x 264 x 5</text:span></text:p>
          </draw:text-box>
        </draw:frame>
        <draw:frame draw:style-name="gr5" draw:text-style-name="P3" draw:layer="layout" svg:width="3.931cm" svg:height="0.988cm" svg:x="17.226cm" svg:y="0.08cm">
          <draw:text-box>
            <text:p><text:span text:style-name="T1">264 x 264</text:span></text:p>
          </draw:text-box>
        </draw:frame>
        <draw:custom-shape draw:style-name="gr6" draw:text-style-name="P4" draw:layer="layout" svg:width="6.35cm" svg:height="4.445cm" svg:x="12.445cm" svg:y="10.8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10.8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265cm" svg:height="0.988cm" svg:x="18.895cm" svg:y="12.782cm">
          <draw:text-box>
            <text:p><text:span text:style-name="T1">compute_connect</text:span><text:span text:style-name="T1">ome_0.h5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6.35cm" svg:height="4.445cm" svg:x="2.54cm" svg:y="7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2.575cm" svg:y="7.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6.35cm" svg:height="4.445cm" svg:x="3.175cm" svg:y="6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3.175cm" svg:y="6.9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503cm" svg:height="0.988cm" svg:x="2.41cm" svg:y="12.935cm">
          <draw:text-box>
            <text:p><text:span text:style-name="T1">compute_connect</text:span><text:span text:style-name="T1">ome.h5</text:span></text:p>
          </draw:text-box>
        </draw:frame>
        <draw:frame draw:style-name="gr4" draw:text-style-name="P3" draw:layer="layout" svg:width="5.455cm" svg:height="0.988cm" svg:x="3.992cm" svg:y="3.457cm">
          <draw:text-box>
            <text:p><text:span text:style-name="T1">264 x 264 x 5</text:span></text:p>
          </draw:text-box>
        </draw:frame>
        <draw:frame draw:style-name="gr5" draw:text-style-name="P3" draw:layer="layout" svg:width="3.931cm" svg:height="0.988cm" svg:x="17.226cm" svg:y="0.08cm">
          <draw:text-box>
            <text:p><text:span text:style-name="T1">264 x 264</text:span></text:p>
          </draw:text-box>
        </draw:frame>
        <draw:custom-shape draw:style-name="gr9" draw:text-style-name="P7" draw:layer="layout" svg:width="6.35cm" svg:height="4.445cm" svg:x="12.445cm" svg:y="6.0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6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35cm" svg:height="4.445cm" svg:x="12.445cm" svg:y="10.8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10.8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265cm" svg:height="0.988cm" svg:x="18.895cm" svg:y="12.782cm">
          <draw:text-box>
            <text:p><text:span text:style-name="T1">compute_connect</text:span><text:span text:style-name="T1">ome_0.h5</text:span></text:p>
          </draw:text-box>
        </draw:frame>
        <draw:frame draw:style-name="gr3" draw:text-style-name="P3" draw:layer="layout" svg:width="9.265cm" svg:height="0.988cm" svg:x="18.896cm" svg:y="7.882cm">
          <draw:text-box>
            <text:p><text:span text:style-name="T1">compute_connect</text:span><text:span text:style-name="T1">ome_1.h5</text:span></text:p>
          </draw:text-box>
        </draw:frame>
        <presentation:notes draw:style-name="dp1">
          <draw:page-thumbnail draw:style-name="gr7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6.35cm" svg:height="4.445cm" svg:x="2.54cm" svg:y="7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2.575cm" svg:y="7.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6.35cm" svg:height="4.445cm" svg:x="3.175cm" svg:y="6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3.175cm" svg:y="6.9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6.35cm" svg:height="4.445cm" svg:x="3.81cm" svg:y="6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3.775cm" svg:y="6.3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6.35cm" svg:height="4.445cm" svg:x="12.445cm" svg:y="1.2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1.2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503cm" svg:height="0.988cm" svg:x="2.41cm" svg:y="12.935cm">
          <draw:text-box>
            <text:p><text:span text:style-name="T1">compute_conne</text:span><text:span text:style-name="T1">ctome.h5</text:span></text:p>
          </draw:text-box>
        </draw:frame>
        <draw:frame draw:style-name="gr4" draw:text-style-name="P3" draw:layer="layout" svg:width="5.455cm" svg:height="0.988cm" svg:x="3.992cm" svg:y="3.457cm">
          <draw:text-box>
            <text:p><text:span text:style-name="T1">264 x 264 x 5</text:span></text:p>
          </draw:text-box>
        </draw:frame>
        <draw:frame draw:style-name="gr5" draw:text-style-name="P3" draw:layer="layout" svg:width="3.931cm" svg:height="0.988cm" svg:x="17.226cm" svg:y="0.08cm">
          <draw:text-box>
            <text:p><text:span text:style-name="T1">264 x 264</text:span></text:p>
          </draw:text-box>
        </draw:frame>
        <draw:custom-shape draw:style-name="gr9" draw:text-style-name="P7" draw:layer="layout" svg:width="6.35cm" svg:height="4.445cm" svg:x="12.445cm" svg:y="6.0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6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35cm" svg:height="4.445cm" svg:x="12.445cm" svg:y="10.8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10.8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265cm" svg:height="0.988cm" svg:x="18.895cm" svg:y="12.782cm">
          <draw:text-box>
            <text:p><text:span text:style-name="T1">compute_connectome_0.h5</text:span></text:p>
          </draw:text-box>
        </draw:frame>
        <draw:frame draw:style-name="gr3" draw:text-style-name="P3" draw:layer="layout" svg:width="9.265cm" svg:height="0.988cm" svg:x="18.897cm" svg:y="7.882cm">
          <draw:text-box>
            <text:p><text:span text:style-name="T1">compute_connectome_1.</text:span><text:span text:style-name="T1">h5</text:span></text:p>
          </draw:text-box>
        </draw:frame>
        <draw:frame draw:style-name="gr3" draw:text-style-name="P3" draw:layer="layout" svg:width="9.265cm" svg:height="0.988cm" svg:x="18.898cm" svg:y="2.982cm">
          <draw:text-box>
            <text:p><text:span text:style-name="T1">compute_connect</text:span><text:span text:style-name="T1">ome_2.h5</text:span></text:p>
          </draw:text-box>
        </draw:frame>
        <presentation:notes draw:style-name="dp1">
          <draw:page-thumbnail draw:style-name="gr7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6.35cm" svg:height="4.445cm" svg:x="2.54cm" svg:y="7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2.575cm" svg:y="7.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6.35cm" svg:height="4.445cm" svg:x="3.175cm" svg:y="6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3.175cm" svg:y="6.9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6.35cm" svg:height="4.445cm" svg:x="3.81cm" svg:y="6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3.775cm" svg:y="6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.35cm" svg:height="4.445cm" svg:x="4.445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4.445cm" svg:y="5.71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6.35cm" svg:height="4.445cm" svg:x="12.445cm" svg:y="1.2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1.2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503cm" svg:height="0.988cm" svg:x="2.41cm" svg:y="12.935cm">
          <draw:text-box>
            <text:p><text:span text:style-name="T1">compute_connect</text:span><text:span text:style-name="T1">ome.h5</text:span></text:p>
          </draw:text-box>
        </draw:frame>
        <draw:frame draw:style-name="gr4" draw:text-style-name="P3" draw:layer="layout" svg:width="5.455cm" svg:height="0.988cm" svg:x="3.992cm" svg:y="3.457cm">
          <draw:text-box>
            <text:p><text:span text:style-name="T1">264 x 264 x 5</text:span></text:p>
          </draw:text-box>
        </draw:frame>
        <draw:frame draw:style-name="gr5" draw:text-style-name="P3" draw:layer="layout" svg:width="3.931cm" svg:height="0.988cm" svg:x="17.226cm" svg:y="0.08cm">
          <draw:text-box>
            <text:p><text:span text:style-name="T1">264 x 264</text:span></text:p>
          </draw:text-box>
        </draw:frame>
        <draw:custom-shape draw:style-name="gr9" draw:text-style-name="P7" draw:layer="layout" svg:width="6.35cm" svg:height="4.445cm" svg:x="12.445cm" svg:y="6.0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6.0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6.35cm" svg:height="4.445cm" svg:x="19.545cm" svg:y="8.0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9.545cm" svg:y="8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35cm" svg:height="4.445cm" svg:x="12.445cm" svg:y="10.8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10.8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265cm" svg:height="0.988cm" svg:x="18.895cm" svg:y="12.782cm">
          <draw:text-box>
            <text:p><text:span text:style-name="T1">compute_connect</text:span><text:span text:style-name="T1">ome_0.h5</text:span></text:p>
          </draw:text-box>
        </draw:frame>
        <presentation:notes draw:style-name="dp1">
          <draw:page-thumbnail draw:style-name="gr7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6.35cm" svg:height="4.445cm" svg:x="2.54cm" svg:y="7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2.575cm" svg:y="7.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6.35cm" svg:height="4.445cm" svg:x="3.175cm" svg:y="6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3.175cm" svg:y="6.9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6.35cm" svg:height="4.445cm" svg:x="3.81cm" svg:y="6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3.775cm" svg:y="6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.35cm" svg:height="4.445cm" svg:x="4.445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4.445cm" svg:y="5.7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6.35cm" svg:height="4.445cm" svg:x="5.08cm" svg:y="5.0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6.35cm" svg:height="4.445cm" svg:x="5.0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5.08cm" svg:y="5.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6.35cm" svg:height="4.445cm" svg:x="12.445cm" svg:y="1.2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1.2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503cm" svg:height="0.988cm" svg:x="2.41cm" svg:y="12.935cm">
          <draw:text-box>
            <text:p><text:span text:style-name="T1">compute_connect</text:span><text:span text:style-name="T1">ome.h5</text:span></text:p>
          </draw:text-box>
        </draw:frame>
        <draw:frame draw:style-name="gr4" draw:text-style-name="P3" draw:layer="layout" svg:width="5.455cm" svg:height="0.988cm" svg:x="3.992cm" svg:y="3.457cm">
          <draw:text-box>
            <text:p><text:span text:style-name="T1">264 x 264 x 5</text:span></text:p>
          </draw:text-box>
        </draw:frame>
        <draw:frame draw:style-name="gr5" draw:text-style-name="P3" draw:layer="layout" svg:width="3.931cm" svg:height="0.988cm" svg:x="17.226cm" svg:y="0.08cm">
          <draw:text-box>
            <text:p><text:span text:style-name="T1">264 x 264</text:span></text:p>
          </draw:text-box>
        </draw:frame>
        <draw:custom-shape draw:style-name="gr9" draw:text-style-name="P7" draw:layer="layout" svg:width="6.35cm" svg:height="4.445cm" svg:x="12.445cm" svg:y="6.0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6.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6.35cm" svg:height="4.445cm" svg:x="19.545cm" svg:y="3.2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9.545cm" svg:y="3.2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6.35cm" svg:height="4.445cm" svg:x="19.545cm" svg:y="8.0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9.545cm" svg:y="8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35cm" svg:height="4.445cm" svg:x="12.445cm" svg:y="10.8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10.8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265cm" svg:height="0.988cm" svg:x="18.895cm" svg:y="12.782cm">
          <draw:text-box>
            <text:p><text:span text:style-name="T1">compute_connect</text:span><text:span text:style-name="T1">ome_0.h5</text:span></text:p>
          </draw:text-box>
        </draw:frame>
        <presentation:notes draw:style-name="dp1">
          <draw:page-thumbnail draw:style-name="gr7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custom-shape draw:style-name="gr1" draw:text-style-name="P1" draw:layer="layout" svg:width="6.35cm" svg:height="4.445cm" svg:x="2.54cm" svg:y="7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2.575cm" svg:y="7.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6.35cm" svg:height="4.445cm" svg:x="3.175cm" svg:y="6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3.175cm" svg:y="6.9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6.35cm" svg:height="4.445cm" svg:x="3.81cm" svg:y="6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3.775cm" svg:y="6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.35cm" svg:height="4.445cm" svg:x="4.445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4.445cm" svg:y="5.7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6.35cm" svg:height="4.445cm" svg:x="5.08cm" svg:y="5.0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6.35cm" svg:height="4.445cm" svg:x="5.0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5.08cm" svg:y="5.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6.35cm" svg:height="4.445cm" svg:x="12.445cm" svg:y="1.2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1.2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503cm" svg:height="0.988cm" svg:x="2.41cm" svg:y="12.935cm">
          <draw:text-box>
            <text:p><text:span text:style-name="T1">compute_connect</text:span><text:span text:style-name="T1">ome.h5</text:span></text:p>
          </draw:text-box>
        </draw:frame>
        <draw:frame draw:style-name="gr4" draw:text-style-name="P3" draw:layer="layout" svg:width="5.455cm" svg:height="0.988cm" svg:x="3.992cm" svg:y="3.457cm">
          <draw:text-box>
            <text:p><text:span text:style-name="T1">264 x 264 x 5</text:span></text:p>
          </draw:text-box>
        </draw:frame>
        <draw:frame draw:style-name="gr5" draw:text-style-name="P3" draw:layer="layout" svg:width="3.931cm" svg:height="0.988cm" svg:x="17.226cm" svg:y="0.08cm">
          <draw:text-box>
            <text:p><text:span text:style-name="T1">264 x 264</text:span></text:p>
          </draw:text-box>
        </draw:frame>
        <draw:custom-shape draw:style-name="gr9" draw:text-style-name="P7" draw:layer="layout" svg:width="6.35cm" svg:height="4.445cm" svg:x="12.445cm" svg:y="6.0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6.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6.35cm" svg:height="4.445cm" svg:x="19.545cm" svg:y="3.2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9.545cm" svg:y="3.2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6.35cm" svg:height="4.445cm" svg:x="19.545cm" svg:y="8.0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9.545cm" svg:y="8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35cm" svg:height="4.445cm" svg:x="12.445cm" svg:y="10.8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2.445cm" svg:y="10.8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265cm" svg:height="0.988cm" svg:x="18.895cm" svg:y="12.782cm">
          <draw:text-box>
            <text:p><text:span text:style-name="T1">compute_connect</text:span><text:span text:style-name="T1">ome_0.h5</text:span></text:p>
          </draw:text-box>
        </draw:frame>
        <draw:frame draw:style-name="gr3" draw:text-style-name="P3" draw:layer="layout" svg:width="9.265cm" svg:height="0.988cm" svg:x="18.896cm" svg:y="1.982cm">
          <draw:text-box>
            <text:p><text:span text:style-name="T1">compute_connect</text:span><text:span text:style-name="T1">ome_4.h5</text:span></text:p>
          </draw:text-box>
        </draw:frame>
        <presentation:notes draw:style-name="dp1">
          <draw:page-thumbnail draw:style-name="gr7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" svg:font-family="Mono" style:font-pitch="fixed"/>
    <style:font-face style:name="Mono1" svg:font-family="Mono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999999" draw:end-color="#ffffff" draw:start-intensity="100%" draw:end-intensity="100%" draw:angle="30deg" draw:border="0%"/>
    <draw:gradient draw:name="Gradient_20_5" draw:display-name="Gradient 5" draw:style="linear" draw:start-color="#81aca6" draw:end-color="#ffffff" draw:start-intensity="100%" draw:end-intensity="100%" draw:angle="30deg" draw:border="0%"/>
    <draw:gradient draw:name="Gradient_20_6" draw:display-name="Gradient 6" draw:style="linear" draw:start-color="#729fcf" draw:end-color="#ffffff" draw:start-intensity="100%" draw:end-intensity="100%" draw:angle="30deg" draw:border="0%"/>
    <draw:gradient draw:name="Gradient_20_7" draw:display-name="Gradient 7" draw:style="linear" draw:start-color="#8e86ae" draw:end-color="#ffffff" draw:start-intensity="100%" draw:end-intensity="100%" draw:angle="30deg" draw:border="0%"/>
    <draw:gradient draw:name="Gradient_20_8" draw:display-name="Gradient 8" draw:style="linear" draw:start-color="#d62e4e" draw:end-color="#ffffff" draw:start-intensity="100%" draw:end-intensity="100%" draw:angle="30deg" draw:border="0%"/>
    <draw:gradient draw:name="Gradient_20_9" draw:display-name="Gradient 9" draw:style="linear" draw:start-color="#ff972f" draw:end-color="#ffffff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180_20_Degrees_20_Crossed" draw:display-name="Black 180 Degrees Crossed" draw:style="double" draw:color="#000000" draw:distance="0.102cm" draw:rotation="1800"/>
    <draw:hatch draw:name="Red_20_90_20_Degrees_20_Crossed_20_3" draw:display-name="Red 90 Degrees Crossed 3" draw:style="double" draw:color="#000000" draw:distance="0.914cm" draw:rotation="900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hatch" draw:fill-color="#729fcf" draw:fill-hatch-name="Black_20_180_20_Degrees_20_Crossed" draw:fill-hatch-solid="false" style:repeat="repeat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6T16:54:11.306660285</meta:creation-date>
    <dc:date>2023-02-07T13:05:48.199873255</dc:date>
    <meta:editing-duration>PT1H12M17S</meta:editing-duration>
    <meta:editing-cycles>10</meta:editing-cycles>
    <meta:generator>LibreOffice/7.3.7.2$Linux_X86_64 LibreOffice_project/30$Build-2</meta:generator>
    <meta:document-statistic meta:object-count="143"/>
  </office:meta>
</office:document-meta>
</file>